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PropertiesContextCustomizerFactory.findMethods( Class &lt; ? &gt; testClass , Set &lt; Method &gt; meth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PropertiesContextCustomizerFactory.isAnnotated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PropertiesContextCustomizerFactory.createContextCustomizer( Class &lt; ? &gt; testClass , List &lt; ContextConfigurationAttributes &gt; config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